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8"/>
    <style:style style:name="P87" style:family="paragraph" style:parent-style-name="Standard" style:list-style-name="L80"/>
    <style:style style:name="P88" style:family="paragraph" style:parent-style-name="Standard" style:list-style-name="L79">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T14" style:family="text">
      <style:text-properties fo:color="#cc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8">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3.7.1</text:p>
      <text:list xml:id="list862146121565553537" text:style-name="L80">
        <text:list-item>
          <text:p text:style-name="P87">fixed a bug in the r limb angle entry<text:line-break/></text:p>
        </text:list-item>
      </text:list>
      <text:p text:style-name="Standard">version 3.7.0</text:p>
      <text:list xml:id="list8433785190025379545" text:style-name="L1">
        <text:list-item>
          <text:p text:style-name="P9">adds right-click help to ast speed label giving the equation to use if asteroid speed is not available but asteroid diameter and maximum duration are specified<text:line-break/></text:p>
        </text:list-item>
        <text:list-item>
          <text:p text:style-name="P9">adds suggestion to right-click help on penumbral fit checkbox for how to find the penumbral curve csv file that is provided for practice purposes.<text:line-break/></text:p>
        </text:list-item>
      </text:list>
      <text:p text:style-name="Standard">version 3.6.8</text:p>
      <text:list xml:id="list5674727136102449750" text:style-name="L2">
        <text:list-item>
          <text:p text:style-name="P10">adds modeling of off centerline observations to lightcurve calibration curve generation<text:line-break/></text:p>
        </text:list-item>
      </text:list>
      <text:p text:style-name="Standard">version 3.6.7</text:p>
      <text:list xml:id="list1055751708299305573" text:style-name="L3">
        <text:list-item>
          <text:p text:style-name="P11">clarified the location of the Enable Manual Timestamp Entry checkbox in the pop-up message appears when there are no timestamps in the csv file.<text:line-break/></text:p>
        </text:list-item>
      </text:list>
      <text:p text:style-name="Standard">version 3.6.6</text:p>
      <text:list xml:id="list651274676767364023" text:style-name="L4">
        <text:list-item>
          <text:p text:style-name="P12">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149577807960680729" text:style-name="L5">
        <text:list-item>
          <text:p text:style-name="P13">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5448009445148620570" text:style-name="L6">
        <text:list-item>
          <text:p text:style-name="P14">version 3.6.2 would open .xlsx Report file on Mac, but not Windows. This version attempts to fix that (Windows needs a different command to open a file).<text:line-break/></text:p>
        </text:list-item>
      </text:list>
      <text:p text:style-name="Standard">version 3.6.2</text:p>
      <text:list xml:id="list678130175886487803" text:style-name="L7">
        <text:list-item>
          <text:p text:style-name="P15">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soft-page-break/><text:line-break/>… if I can't write to the selected file, I ask whether you might have it open somewhere else already<text:line-break/></text:p>
        </text:list-item>
      </text:list>
      <text:p text:style-name="Standard">version 3.6.1</text:p>
      <text:list xml:id="list6272676412909953268" text:style-name="L8">
        <text:list-item>
          <text:p text:style-name="P16">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6200737836333391432" text:style-name="L9">
        <text:list-item>
          <text:p text:style-name="P17"><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17"><text:span text:style-name="T14">… For Windows users, Excel will read an .xls file and save it as .xlsx<text:line-break/></text:span><text:span text:style-name="T14">…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7136248799162594821" text:style-name="L10">
        <text:list-item>
          <text:p text:style-name="P18"><text:soft-page-break/>fixed another bug in penumbral curve fit and removed diagnostic printouts.<text:line-break/></text:p>
        </text:list-item>
      </text:list>
      <text:p text:style-name="Standard">version 3.5.8</text:p>
      <text:list xml:id="list1249994798592654707" text:style-name="L11">
        <text:list-item>
          <text:p text:style-name="P19">fixed a number of bugs in the penumbral curve fit code<text:line-break/></text:p>
        </text:list-item>
      </text:list>
      <text:p text:style-name="Standard">version 3.5.7</text:p>
      <text:list xml:id="list4816952492388025448" text:style-name="L12">
        <text:list-item>
          <text:p text:style-name="P20">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3096944623381750429" text:style-name="L13">
        <text:list-item>
          <text:p text:style-name="P21">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1911064830361438622" text:style-name="L14">
        <text:list-item>
          <text:p text:style-name="P22">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8294216038401343507" text:style-name="L15">
        <text:list-item>
          <text:p text:style-name="P23">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472262302667601306" text:style-name="L16">
        <text:list-item>
          <text:p text:style-name="P24">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9066057920596116368" text:style-name="L17">
        <text:list-item>
          <text:p text:style-name="P25">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text:soft-page-break/>we have decided to make the end-point smoothing issue very apparent by doing an automatic 'trim' of the points affected by extrapolation.<text:line-break/></text:p>
        </text:list-item>
      </text:list>
      <text:p text:style-name="Standard">version 3.5.1</text:p>
      <text:list xml:id="list2727438458872126181" text:style-name="L18">
        <text:list-item>
          <text:p text:style-name="P26">Added additional references to the North American Excel Spreadsheet report in the new section of the final report that bangs on about the start-of-exposure timing convention.<text:line-break/></text:p>
        </text:list-item>
      </text:list>
      <text:p text:style-name="Standard">version 3.5.0</text:p>
      <text:list xml:id="list5453535144960906682" text:style-name="L19">
        <text:list-item>
          <text:p text:style-name="P27">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27">NEW: when 'trims' have been placed, a 'write csv' process will honor those values and produce a 'trimmed' output file.<text:line-break/></text:p>
        </text:list-item>
        <text:list-item>
          <text:p text:style-name="P27">NEW: when a light curve has been 'normalized', the changed values are written to the data table where, once again, a 'write csv' process will capture the results.<text:line-break/></text:p>
        </text:list-item>
        <text:list-item>
          <text:p text:style-name="P27">Added additional reminders that the start-of-exposure timestamp/timing convention is employed.</text:p>
        </text:list-item>
      </text:list>
      <text:p text:style-name="Standard"/>
      <text:p text:style-name="Standard">version 3.4.9</text:p>
      <text:list xml:id="list570421072516352958" text:style-name="L20">
        <text:list-item>
          <text:p text:style-name="P28">Added some explanatory language to the “Excel report” section regarding the proper interpretation of the 'false positive probability' number.<text:line-break/></text:p>
        </text:list-item>
      </text:list>
      <text:p text:style-name="Standard">version 3.4.8</text:p>
      <text:list xml:id="list7792082614909896695" text:style-name="L21">
        <text:list-item>
          <text:p text:style-name="P29">This version deals more realistically with high magDrop lightcurves by defining a 'limiting magDrop' as: <text:line-break/><text:line-break/><text:tab/>limMagDrop = 2.5 * log10( B / std(A) ) <text:line-break/><text:line-break/><text:tab/>std(A) is the noise level of A.</text:p>
          <text:p text:style-name="P29"><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text:soft-page-break/>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2996304082599409905" text:style-name="L22">
        <text:list-item>
          <text:p text:style-name="P30">Automatically loads the correct version of Adv2<text:line-break/></text:p>
        </text:list-item>
      </text:list>
      <text:p text:style-name="Standard">version 3.4.6</text:p>
      <text:list xml:id="list3731856351323212194" text:style-name="L23">
        <text:list-item>
          <text:p text:style-name="P31">Adds AAV Version 2 file as a type that can be read (important when Do OCR check is enabled)</text:p>
        </text:list-item>
      </text:list>
      <text:p text:style-name="Standard"/>
      <text:p text:style-name="Standard">version 3.4.5</text:p>
      <text:list xml:id="list5195769336723671672" text:style-name="L24">
        <text:list-item>
          <text:p text:style-name="P32">Fixes block integration which was failing when more than 4 lightcurves were being processed.<text:line-break/></text:p>
        </text:list-item>
        <text:list-item>
          <text:p text:style-name="P32">Made use diff and Do OCR checkboxes sticky.<text:line-break/></text:p>
        </text:list-item>
      </text:list>
      <text:p text:style-name="Standard">version 3.4.4</text:p>
      <text:list xml:id="list5350191364891510999" text:style-name="L25">
        <text:list-item>
          <text:p text:style-name="P33">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5798341739758568498" text:style-name="L26">
        <text:list-item>
          <text:p text:style-name="P34">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8002941703466033681" text:style-name="L27">
        <text:list-item>
          <text:p text:style-name="P35">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text:soft-page-break/>version 3.4.1</text:p>
      <text:list xml:id="list22134024493106259" text:style-name="L28">
        <text:list-item>
          <text:p text:style-name="P36">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36">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36">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1652969534181350569" text:style-name="L29">
        <text:list-item>
          <text:p text:style-name="P37">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722012622812733361" text:style-name="L30">
        <text:list-item>
          <text:p text:style-name="P38">Automatically installs cv2 if not already present. <text:s/>This package is needed for the new frame view feature.<text:line-break/></text:p>
        </text:list-item>
      </text:list>
      <text:p text:style-name="Standard">version 3.3.8</text:p>
      <text:list xml:id="list7897723915297336919" text:style-name="L31">
        <text:list-item>
          <text:p text:style-name="P39">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128247583608034638" text:style-name="L32">
        <text:list-item>
          <text:p text:style-name="P40">A new button (View frame) with an associated spinner for entry of a frame number has been added:</text:p>
          <text:p text:style-name="P40"/>
        </text:list-item>
      </text:list>
      <text:p text:style-name="P6">Use this button to view a frame from the video that was used by PyMovie or Limovie to <text:soft-page-break/>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text:span><text:span text:style-name="T12">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3166236322248571825" text:style-name="L33">
        <text:list-item>
          <text:p text:style-name="P41">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5674040654880104900" text:style-name="L34">
        <text:list-item>
          <text:p text:style-name="P42">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5683191909507225129" text:style-name="L35">
        <text:list-item>
          <text:p text:style-name="P43">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text:soft-page-break/>version 3.3.1:</text:p>
      <text:list xml:id="list1252702810763033406" text:style-name="L36">
        <text:list-item>
          <text:p text:style-name="P44">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8310366618479419460" text:style-name="L37">
        <text:list-item>
          <text:p text:style-name="P45">Changed main plot so that the scroll wheel only zooms the x axis.</text:p>
        </text:list-item>
        <text:list-item>
          <text:p text:style-name="P45">Changed lightcurve plot so that it conforms properly to 'start-of-exposure'.<text:line-break/></text:p>
        </text:list-item>
      </text:list>
      <text:p text:style-name="Standard">version 3.2.8</text:p>
      <text:list xml:id="list4835927068137577407" text:style-name="L38">
        <text:list-item>
          <text:p text:style-name="P46">Changed font size in help files --- it was fine for Mac but too big for Win10<text:line-break/></text:p>
        </text:list-item>
      </text:list>
      <text:p text:style-name="Standard">version 3.2.7</text:p>
      <text:list xml:id="list2121708786854314260" text:style-name="L39">
        <text:list-item>
          <text:p text:style-name="P47">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3855561610419948777" text:style-name="L40">
        <text:list-item>
          <text:p text:style-name="P48">This is a 'cosmetic' release --- there should be NO detectable differences from version 3.2.5 in terms of functionality.</text:p>
        </text:list-item>
        <text:list-item>
          <text:p text:style-name="P48">All python files were brought into compliance with PEP 8 coding standards. <text:s/>Only I care about that.</text:p>
        </text:list-item>
        <text:list-item>
          <text:p text:style-name="P48">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48">All this 'cosmetic' work is in preparation for working on PyOTE issues again.<text:line-break/> </text:p>
        </text:list-item>
      </text:list>
      <text:p text:style-name="Standard">version 3.2.5</text:p>
      <text:list xml:id="list3672979522431777643" text:style-name="L41">
        <text:list-item>
          <text:p text:style-name="P49">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2024417260112720729" text:style-name="L42">
        <text:list-item>
          <text:p text:style-name="P50">Modified the test for newer version to accommodate the different strings returned by pip 18.1 and pip 19.0+</text:p>
        </text:list-item>
        <text:list-item>
          <text:p text:style-name="P50">Added ability to invoke PyOTE from PyMovie with an externally supplied csv file <text:soft-page-break/>that is automatically opened.<text:line-break/></text:p>
        </text:list-item>
      </text:list>
      <text:p text:style-name="Standard">version 3.2.3</text:p>
      <text:list xml:id="list2885062878504769193" text:style-name="L43">
        <text:list-item>
          <text:p text:style-name="P51">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51">Added support for the PyMovie csv format<text:line-break/></text:p>
        </text:list-item>
      </text:list>
      <text:p text:style-name="Standard">version 3.2.1</text:p>
      <text:list xml:id="list9141487185144255546" text:style-name="L44">
        <text:list-item>
          <text:p text:style-name="P52">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2740688460878655676" text:style-name="L45">
        <text:list-item>
          <text:p text:style-name="P53">Changed GUI to better align text on min max edit boxes to avoid confusion.<text:line-break/></text:p>
        </text:list-item>
      </text:list>
      <text:p text:style-name="Standard">version 3.1.9</text:p>
      <text:list xml:id="list1246358532435337207" text:style-name="L46">
        <text:list-item>
          <text:p text:style-name="P54">Fixed a bug in the test for a min/max solution search being constrained by a too large min value.<text:line-break/></text:p>
        </text:list-item>
      </text:list>
      <text:p text:style-name="Standard">version 3.1.8</text:p>
      <text:list xml:id="list8944217574003157820" text:style-name="L47">
        <text:list-item>
          <text:p text:style-name="P55">version 3.1.7 was released without an updated version history. <text:s/>Here is what was changed in 3.1.7:<text:line-break/></text:p>
        </text:list-item>
        <text:list-item>
          <text:p text:style-name="P55">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2543874841641018657" text:style-name="L48">
        <text:list-item>
          <text:p text:style-name="P56">Values entered in the Manual Timestamp Entry dialog box are now 'sticky', thus <text:soft-page-break/>making corrections easy to do without requiring re-entry of all data. </text:p>
          <text:p text:style-name="P56"><text:line-break/>Also trapped is the case where a user has entered a custom frame time but failed to click the radio button indicating that it is to be used.<text:line-break/></text:p>
        </text:list-item>
      </text:list>
      <text:p text:style-name="Standard">version 3.1.5:</text:p>
      <text:list xml:id="list4624898959823602096" text:style-name="L49">
        <text:list-item>
          <text:p text:style-name="P57">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2728681004994151510" text:style-name="L50">
        <text:list-item>
          <text:p text:style-name="P58">Fixed error in new dropped reading detection logic when light curve was processed in field mode.<text:line-break/></text:p>
        </text:list-item>
        <text:list-item>
          <text:p text:style-name="P58">Cleaned up some language in tooltips.<text:line-break/></text:p>
        </text:list-item>
      </text:list>
      <text:p text:style-name="Standard">version 3.1.3:</text:p>
      <text:list xml:id="list3895498753829555751" text:style-name="L51">
        <text:list-item>
          <text:p text:style-name="P59">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59">Eliminated the 'entry num' column in the data matrix at the lower left of the GUI. The 'entry num' is unused and a possible source of confusion with the frame or field number for the unwary.<text:line-break/></text:p>
        </text:list-item>
        <text:list-item>
          <text:p text:style-name="P59">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2884473051423662229" text:style-name="L52">
        <text:list-item>
          <text:p text:style-name="P60">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text:soft-page-break/>version 3.1.1:</text:p>
      <text:list xml:id="list2522097173178686205" text:style-name="L53">
        <text:list-item>
          <text:p text:style-name="P61">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61">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61">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523092157700327466" text:style-name="L54">
        <text:list-item>
          <text:p text:style-name="P62">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1291126764939314828" text:style-name="L55">
        <text:list-item>
          <text:p text:style-name="P63">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5615422561042340862" text:style-name="L56">
        <text:list-item>
          <text:p text:style-name="P64">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2728254340770751573" text:style-name="L57">
        <text:list-item>
          <text:p text:style-name="P65">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896952661019984787" text:style-name="L58">
        <text:list-item>
          <text:p text:style-name="P66"><text:soft-page-break/>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1648726186746207475" text:style-name="L59">
        <text:list-item>
          <text:p text:style-name="P67">Disable the Accept integration button when user overrides an automatic block analysis with a manual block selection followed by a click on the Block integrate button.<text:line-break/></text:p>
        </text:list-item>
      </text:list>
      <text:p text:style-name="Standard">version 2.1.4:</text:p>
      <text:list xml:id="list8780623307899194832" text:style-name="L60">
        <text:list-item>
          <text:p text:style-name="P68">Corrected a bug that kept manual selection of block integration from being performed after a refusal to accept the automatic block analysis results.<text:line-break/></text:p>
        </text:list-item>
      </text:list>
      <text:p text:style-name="Standard">version 2.1.3:</text:p>
      <text:list xml:id="list542367095629565086" text:style-name="L61">
        <text:list-item>
          <text:p text:style-name="P69">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8804280799954448800" text:style-name="L62">
        <text:list-item>
          <text:p text:style-name="P70">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2243886026533715634" text:style-name="L63">
        <text:list-item>
          <text:p text:style-name="P71">Added progress bar tracking of block integration analysis because it can take an extended amount of time to complete the analysis when the light curve has many points.<text:line-break/></text:p>
        </text:list-item>
      </text:list>
      <text:p text:style-name="Standard">version 2.1.0</text:p>
      <text:list xml:id="list4050813713553991731" text:style-name="L64">
        <text:list-item>
          <text:p text:style-name="P72">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5050068779761220363" text:style-name="L65">
        <text:list-item>
          <text:p text:style-name="P73">Made the selection of Tooltip display 'sticky'</text:p>
        </text:list-item>
        <text:list-item>
          <text:p text:style-name="P73">Duration calculation when D and R span midnight now handled correctly</text:p>
        </text:list-item>
      </text:list>
      <text:p text:style-name="Standard"/>
      <text:p text:style-name="Standard">version 2.0.8</text:p>
      <text:list xml:id="list3361716636027161031" text:style-name="L66">
        <text:list-item>
          <text:p text:style-name="P74">toolTips changed to invoke and display in a custom dialog box that can be moved and resized to better accommodate legacy displays</text:p>
        </text:list-item>
        <text:list-item>
          <text:p text:style-name="P74">Calc flash timing calculation fixed to properly deal with the non-integer frame numbers that can result from field processed csv files</text:p>
        </text:list-item>
        <text:list-item>
          <text:p text:style-name="P74">Flash timing has been verified to work with integrated light curves</text:p>
        </text:list-item>
        <text:list-item>
          <text:p text:style-name="P74"><text:soft-page-break/>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6772858096920234801" text:style-name="L67">
        <text:list-item>
          <text:p text:style-name="P75">Adds a button to calculate the edge position of an LED timing flash.</text:p>
        </text:list-item>
        <text:list-item>
          <text:p text:style-name="P75">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75">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75">Adds a checkbox to force manual entry of timestamp info. <text:s/>This is useful when OCR on a VTI timed light curve has catastrophic errors. <text:s/>It is always employed when using LED flash timing.</text:p>
        </text:list-item>
      </text:list>
      <text:list xml:id="list3790313237329816027" text:style-name="L68">
        <text:list-item>
          <text:p text:style-name="P76">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5563198193444006929" text:style-name="L69">
        <text:list-item>
          <text:p text:style-name="P77">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1817657607874175277" text:style-name="L70">
        <text:list-item>
          <text:p text:style-name="P78">files generated by pyote now contain PYOTE in the filename.<text:line-break/></text:p>
        </text:list-item>
        <text:list-item>
          <text:p text:style-name="P78">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6324505286792093253" text:style-name="L71">
        <text:list-item>
          <text:p text:style-name="P79">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3176700502625798903" text:style-name="L72">
        <text:list-item>
          <text:p text:style-name="P80">detects and handles situations in which fewer than 14 baseline points are <text:soft-page-break/>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5605278431490492014" text:style-name="L73">
        <text:list-item>
          <text:p text:style-name="P81">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5305398431633881276" text:style-name="L74">
        <text:list-item>
          <text:p text:style-name="P82">improved handling of D and R region selection so that one cannot enter an invalid configuration --- automatic corrections/changes are applied.<text:line-break/></text:p>
        </text:list-item>
        <text:list-item>
          <text:p text:style-name="P82">incorporates a new 'solver' that no longer requires an initial estimation of baseline noise. <text:s/>This 'solver' is also much faster. <text:s/>With this 'solver', the two-pass modification added in version 1.46 is no longer needed.<text:line-break/></text:p>
        </text:list-item>
        <text:list-item>
          <text:p text:style-name="P82">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1741253534600616245" text:style-name="L75">
        <text:list-item>
          <text:p text:style-name="P83">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7214044895839277290" text:style-name="L76">
        <text:list-item>
          <text:p text:style-name="P84">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84">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4427589821695320028" text:style-name="L77">
        <text:list-item>
          <text:p text:style-name="P85">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359888693379116051" text:style-name="L78">
        <text:list-item>
          <text:p text:style-name="P86"><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86">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86">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86">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4086464479488435990" text:style-name="L79">
        <text:list-item>
          <text:p text:style-name="P88">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11-16T20:28:42</dc:date>
    <meta:editing-cycles>116</meta:editing-cycles>
    <meta:editing-duration>PT22H31M8S</meta:editing-duration>
    <meta:document-statistic meta:table-count="0" meta:image-count="3" meta:object-count="0" meta:page-count="16" meta:paragraph-count="219" meta:word-count="6314" meta:character-count="36881"/>
    <meta:template xlink:type="simple" xlink:actuate="onRequest" xlink:title="" xlink:href="Normal"/>
  </office:meta>
</office:document-meta>
</file>